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403: "* H-hey^1! G... Geh weg^1!&amp;* Komm her und i-ich werde...!!/%",</text:p>
          </table:table-cell>
          <table:table-cell table:number-columns-repeated="6"/>
          <table:table-cell office:value-type="string" calcext:value-type="string">
            <text:p>Zeilennummer 403: "* H-hey^1! B... back off^1!&amp;* Come any closer and I'll...!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3: "* ... K..^1.&amp;* Kris^1!?&amp;* Puh.../",</text:p>
          </table:table-cell>
          <table:table-cell table:number-columns-repeated="6"/>
          <table:table-cell office:value-type="string" calcext:value-type="string">
            <text:p>Zeilennummer 403: "* ... K..^1.&amp;* Kris^1!?&amp;* Phew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3: "\\E7* ... Hey^1, erschreck mich doch nicht so^1, Idiot!/",</text:p>
          </table:table-cell>
          <table:table-cell table:number-columns-repeated="6"/>
          <table:table-cell office:value-type="string" calcext:value-type="string">
            <text:p>Zeilennummer 403: "\\E7* ... Hey^1, don't scare me like that^1, dumbas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3: "\\E2* Es sei denn^1, du WILLST ins Gesicht geschlagen werden^1, heh./",</text:p>
          </table:table-cell>
          <table:table-cell table:number-columns-repeated="6"/>
          <table:table-cell office:value-type="string" calcext:value-type="string">
            <text:p>Zeilennummer 403: "\\E2* Unless you WANT to get clocked in the face^1, heh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3: "\\E0* ... jedenfalls^1, haben wir hier genug Zeit verschwendet./",</text:p>
          </table:table-cell>
          <table:table-cell table:number-columns-repeated="6"/>
          <table:table-cell office:value-type="string" calcext:value-type="string">
            <text:p>Zeilennummer 403: "\\E0* ... anyway^1, enough screwing aroun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3: "* Suchen wir einen Ausweg./%",</text:p>
          </table:table-cell>
          <table:table-cell table:number-columns-repeated="6"/>
          <table:table-cell office:value-type="string" calcext:value-type="string">
            <text:p>Zeilennummer 403: "* We gotta find a way outta here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3: "* Ühmm..^1.&amp;* Wo sind <text:s/>wir \"hier\"^1, eigentlich...?/%",</text:p>
          </table:table-cell>
          <table:table-cell table:number-columns-repeated="6"/>
          <table:table-cell office:value-type="string" calcext:value-type="string">
            <text:p>Zeilennummer 403: "* Ummm..^1.&amp;* Where is \"here^1,\" anyway...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3: "* Egal^1!&amp;* DU hast uns hier hineingebracht^1,/%",</text:p>
          </table:table-cell>
          <table:table-cell table:number-columns-repeated="6"/>
          <table:table-cell office:value-type="string" calcext:value-type="string">
            <text:p>Zeilennummer 403: "* It doesn't matter^1!&amp;* YOU got us into this mess^1, YOU get us out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3: "* Du holst uns hier raus! ^1 Geh voraus^1, Kris!/%",</text:p>
          </table:table-cell>
          <table:table-cell table:number-columns-repeated="6"/>
          <table:table-cell office:value-type="string" calcext:value-type="string">
            <text:p>Zeilennummer 403: "* Lead the way^1, Kris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3: "* Huff... puff..^1.&amp;* Wie^1, du willst gegen mich rennen?/%",</text:p>
          </table:table-cell>
          <table:table-cell table:number-columns-repeated="6"/>
          <table:table-cell office:value-type="string" calcext:value-type="string">
            <text:p>Zeilennummer 403: "* Huff... puff..^1.&amp;* What^1, you wanna make it a race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3: "* Oh mein Gott. Vergiss es^1.&amp;* Du BIST viel zu langsam./%",</text:p>
          </table:table-cell>
          <table:table-cell table:number-columns-repeated="6"/>
          <table:table-cell office:value-type="string" calcext:value-type="string">
            <text:p>Zeilennummer 403: "* Oh my god^1. Nevermind^1.&amp;* You walk WAY too slow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3: "* Oh mein Gott. Vergiss es! Du hast KEINE Idee wo wir lang gehen./%",</text:p>
          </table:table-cell>
          <table:table-cell table:number-columns-repeated="6"/>
          <table:table-cell office:value-type="string" calcext:value-type="string">
            <text:p>Zeilennummer 403: "* Oh my god^1. Nevermind^1.&amp;* You have NO idea where you're going./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0:34:40.672000000</meta:creation-date>
    <dc:date>2023-06-18T20:36:57.441000000</dc:date>
    <meta:editing-duration>PT2M16S</meta:editing-duration>
    <meta:editing-cycles>1</meta:editing-cycles>
    <meta:document-statistic meta:table-count="1" meta:cell-count="27" meta:object-count="0"/>
    <meta:generator>LibreOffice/7.4.3.2$Windows_X86_64 LibreOffice_project/1048a8393ae2eeec98dff31b5c133c5f1d08b890</meta:generator>
  </office:meta>
</office:document-meta>
</file>